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22pt" fo:font-weight="bold" style:font-size-asian="22pt" style:font-weight-asian="bold" style:font-size-complex="22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style style:name="P5" style:family="paragraph" style:parent-style-name="Standard">
      <style:text-properties fo:font-weight="normal" style:font-weight-asian="normal" style:font-weight-complex="normal"/>
    </style:style>
    <style:style style:name="P6" style:family="paragraph" style:parent-style-name="Text_20_body">
      <style:text-properties fo:font-size="16pt" style:font-size-asian="16pt" style:font-size-complex="16pt"/>
    </style:style>
    <style:style style:name="P7" style:family="paragraph" style:parent-style-name="Text_20_body">
      <style:text-properties fo:font-size="16pt" fo:font-weight="bold" style:font-size-asian="16pt" style:font-weight-asian="bold" style:font-size-complex="16pt" style:font-weight-complex="bold"/>
    </style:style>
    <style:style style:name="P8" style:family="paragraph" style:parent-style-name="Text_20_body" style:list-style-name="L4">
      <style:paragraph-properties fo:margin-top="0cm" fo:margin-bottom="0cm"/>
    </style:style>
    <style:style style:name="P9" style:family="paragraph" style:parent-style-name="Text_20_body" style:list-style-name="L5">
      <style:paragraph-properties fo:margin-top="0cm" fo:margin-bottom="0cm"/>
    </style:style>
    <style:style style:name="P10" style:family="paragraph" style:parent-style-name="Text_20_body" style:list-style-name="L6">
      <style:paragraph-properties fo:margin-top="0cm" fo:margin-bottom="0cm"/>
    </style:style>
    <style:style style:name="P11" style:family="paragraph" style:parent-style-name="Text_20_body" style:list-style-name="L7">
      <style:paragraph-properties fo:margin-top="0cm" fo:margin-bottom="0cm"/>
    </style:style>
    <style:style style:name="P12" style:family="paragraph" style:parent-style-name="Text_20_body" style:list-style-name="L8">
      <style:paragraph-properties fo:margin-top="0cm" fo:margin-bottom="0cm"/>
    </style:style>
    <style:style style:name="P13" style:family="paragraph" style:parent-style-name="Text_20_body" style:list-style-name="L8">
      <style:paragraph-properties fo:margin-top="0cm" fo:margin-bottom="0cm"/>
      <style:text-properties fo:font-size="16pt" style:font-size-asian="16pt" style:font-size-complex="16pt"/>
    </style:style>
    <style:style style:name="T1" style:family="text">
      <style:text-properties fo:font-size="22pt" style:font-size-asian="22pt" style:font-size-complex="22pt"/>
    </style:style>
    <style:style style:name="T2" style:family="text">
      <style:text-properties fo:font-size="16pt"/>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font-size="16pt" style:font-size-asian="16pt" style:font-size-complex="16pt"/>
    </style:style>
    <style:style style:name="T6" style:family="text">
      <style:text-properties fo:font-weight="bold"/>
    </style:style>
    <style:style style:name="T7" style:family="text">
      <style:text-properties style:font-size-asian="16pt"/>
    </style:style>
    <style:style style:name="T8" style:family="text">
      <style:text-properties style:font-weight-asian="bold"/>
    </style:style>
    <style:style style:name="T9" style:family="text">
      <style:text-properties style:font-size-complex="16pt"/>
    </style:style>
    <style:style style:name="T10"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5.0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5.7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6.3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6.98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7.6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8.25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8.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9.52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10.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10.79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1.406cm" text:min-label-width="0.499cm"/>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5">
      <text:list-level-style-bullet text:level="1" text:style-name="Bullet_20_Symbols" style:num-suffix="." text:bullet-char="•">
        <style:list-level-properties text:space-before="1.406cm" text:min-label-width="0.499cm"/>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6">
      <text:list-level-style-bullet text:level="1" text:style-name="Bullet_20_Symbols" style:num-suffix="." text:bullet-char="•">
        <style:list-level-properties text:space-before="1.406cm" text:min-label-width="0.499cm"/>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7">
      <text:list-level-style-bullet text:level="1" text:style-name="Bullet_20_Symbols" style:num-suffix="." text:bullet-char="•">
        <style:list-level-properties text:space-before="1.406cm" text:min-label-width="0.499cm"/>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8">
      <text:list-level-style-bullet text:level="1" text:style-name="Bullet_20_Symbols" style:num-suffix="." text:bullet-char="•">
        <style:list-level-properties text:space-before="1.406cm" text:min-label-width="0.499cm"/>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1">Assignment</text:span></text:p>
      <text:p text:style-name="P2"><text:s text:c="4"/><text:tab/><text:tab/><text:tab/><text:tab/><text:tab/><text:tab/>on</text:p>
      <text:p text:style-name="P2"><text:tab/><text:tab/><text:tab/><text:tab/><text:tab/>jffs2 _ yaffs2</text:p>
      <text:list xml:id="list634839985" text:style-name="L1">
        <text:list-item>
          <text:list>
            <text:list-item>
              <text:list>
                <text:list-item>
                  <text:list>
                    <text:list-item>
                      <text:list>
                        <text:list-item>
                          <text:list>
                            <text:list-item>
                              <text:list>
                                <text:list-item>
                                  <text:list>
                                    <text:list-item>
                                      <text:list>
                                        <text:list-item>
                                          <text:p text:style-name="P4"><text:span text:style-name="T3">S.Stalin Srinivasan (0756)</text:span></text:p>
                                        </text:list-item>
                                      </text:list>
                                    </text:list-item>
                                  </text:list>
                                </text:list-item>
                              </text:list>
                            </text:list-item>
                          </text:list>
                        </text:list-item>
                      </text:list>
                    </text:list-item>
                  </text:list>
                </text:list-item>
              </text:list>
            </text:list-item>
          </text:list>
        </text:list-item>
      </text:list>
      <text:p text:style-name="Standard"><text:span text:style-name="T3">Flash Memory:</text:span></text:p>
      <text:p text:style-name="Standard"><text:span text:style-name="T3"/></text:p>
      <text:p text:style-name="Standard"><text:span text:style-name="T3"><text:tab/><text:tab/></text:span><text:span text:style-name="T4">Flash memory is the low power, high density non volatile storage which provides high speed read and writes and reasonable tolerance. Further subdivided into NOR and NAND flash memory. </text:span></text:p>
      <text:p text:style-name="Standard"><text:span text:style-name="T4"><text:tab/><text:tab/></text:span></text:p>
      <text:p text:style-name="Standard"><text:span text:style-name="T4"><text:tab/><text:tab/>File system matters when we dealt with some memory type.We want a journalling file system designed specifically for use on flash devices, with built-in wear levelling.This lends itself to a purely log-structured file system writing log nodes directly to the flash. The log-</text:span></text:p>
      <text:p text:style-name="Standard"><text:span text:style-name="T4">structured nature of such a file system will provide automatic wear levelling.</text:span></text:p>
      <text:p text:style-name="Standard"><text:span text:style-name="T4"/></text:p>
      <text:p text:style-name="P3"><text:span text:style-name="T5">JFFS2:</text:span></text:p>
      <text:p text:style-name="Standard"><text:span text:style-name="T4"/></text:p>
      <text:p text:style-name="P3"><text:span text:style-name="T5">Log Structured File System:</text:span></text:p>
      <text:p text:style-name="P3"><text:span text:style-name="T5"/></text:p>
      <text:p text:style-name="P3"><text:span text:style-name="T5"><text:tab/><text:tab/><text:tab/> <text:s/></text:span><text:span text:style-name="T4">Data stored on medium in no particular location. Packets, or “nodes” of data written sequentially to a log which records all changes, containing:</text:span></text:p>
      <text:p text:style-name="P5"><text:span text:style-name="T5"><text:s text:c="16"/>* Identification of file to which the node belongs</text:span></text:p>
      <text:p text:style-name="P5"><text:span text:style-name="T5"><text:s text:c="16"/>* A “version” field, indicating the chronological sequence of the <text:s text:c="3"/>nodes <text:s/>belonging to this file</text:span></text:p>
      <text:p text:style-name="P5"><text:span text:style-name="T5"><text:s text:c="15"/>* Current inode metadata (uid, gid, etc.)</text:span></text:p>
      <text:p text:style-name="P5"><text:span text:style-name="T5"><text:s text:c="15"/>* Optionally: Some data, and the offset within the file at which the data should appear</text:span></text:p>
      <text:p text:style-name="P5"><text:span text:style-name="T5"><text:tab/> <text:s text:c="5"/>* <text:s/>To read the file system, the log nodes are played back</text:span></text:p>
      <text:p text:style-name="P5"><text:span text:style-name="T5">in version order, to recreate a map of where each range of data is located on the physical medium.</text:span></text:p>
      <text:p text:style-name="P5"><text:span text:style-name="T5"/></text:p>
      <text:p text:style-name="P3"><text:span text:style-name="T5">Log Structure:</text:span></text:p>
      <text:p text:style-name="P3"><text:soft-page-break/><text:span text:style-name="T5"/></text:p>
      <text:p text:style-name="P3"><text:span text:style-name="T5"><text:tab/><text:tab/></text:span><text:span text:style-name="T4">Erase blocks are treated individually and references to each are stored on one of many lists in the JFFS2 data structures.</text:span></text:p>
      <text:p text:style-name="P5"><text:span text:style-name="T5"><text:tab/><text:tab/>*</text:span><text:span text:style-name="T3">clean list</text:span><text:span text:style-name="T5"> — Erase blocks with only valid nodes</text:span></text:p>
      <text:p text:style-name="P5"><text:span text:style-name="T5"><text:tab/><text:tab/>*</text:span><text:span text:style-name="T3">dirty list</text:span><text:span text:style-name="T5"> — Erase blocks with one or more obsoleted nodes</text:span></text:p>
      <text:p text:style-name="P5"><text:span text:style-name="T5"><text:tab/><text:tab/>*</text:span><text:span text:style-name="T3">free list</text:span><text:span text:style-name="T5"> — Empty erase blocks waiting to befilled</text:span></text:p>
      <text:p text:style-name="P5"><text:span text:style-name="T5"/></text:p>
      <text:p text:style-name="P3"><text:span text:style-name="T5">Features of JFFS2:</text:span></text:p>
      <text:p text:style-name="P3"><text:span text:style-name="T5"/></text:p>
      <text:p text:style-name="P3"><text:span text:style-name="T5"><text:tab/><text:tab/>*</text:span><text:span text:style-name="T4">Non-sequential log structure( in jffs sequential)</text:span></text:p>
      <text:p text:style-name="P5"><text:span text:style-name="T5">1<text:tab/><text:tab/>*Compression (no compression in jffs)</text:span></text:p>
      <text:p text:style-name="P5"><text:span text:style-name="T5"><text:tab/><text:tab/>*Different node types on medium(whereas in jffs single type)</text:span></text:p>
      <text:p text:style-name="P3"><text:span text:style-name="T4"><text:tab/><text:tab/>* Improved memory usag</text:span><text:span text:style-name="T5">e</text:span></text:p>
      <text:p text:style-name="P3"><text:span text:style-name="T5"></text:span></text:p>
      <text:p text:style-name="P3"><text:span text:style-name="T5">Dirty Space:</text:span></text:p>
      <text:p text:style-name="P3"><text:span text:style-name="T5"><text:tab/><text:tab/><text:tab/></text:span><text:span text:style-name="T4">Some nodes are completely obsoleted by later writes</text:span></text:p>
      <text:p text:style-name="P5"><text:span text:style-name="T5">to the same location in the file. They create “dirty space” within the file system.</text:span></text:p>
      <text:p text:style-name="P5"><text:span text:style-name="T5"/></text:p>
      <text:p text:style-name="P3"><text:span text:style-name="T5">Garbage Collection:</text:span></text:p>
      <text:p text:style-name="P3"><text:span text:style-name="T5"><text:tab/><text:tab/><text:tab/></text:span><text:span text:style-name="T4">When log reaches end of medium, we need to start to reclaim some of the dirty space. So we copy the still-valid data from the beginning of the log to the remaining space at the end until we can erase a block at the start.</text:span></text:p>
      <text:p text:style-name="P3"><text:span text:style-name="T4"><text:tab/><text:tab/><text:tab/> 99 times in 100, pick a block from the dirty list</text:span></text:p>
      <text:p text:style-name="P3"><text:span text:style-name="T4"><text:s text:c="2"/>to be garbage collected, for optimal performance.The remaining 1 in 100 times, pick a clean block, to ensure that data are moved around the medium</text:span></text:p>
      <text:p text:style-name="P3"><text:span text:style-name="T4">and wear levelling is achieved.</text:span></text:p>
      <text:p text:style-name="P3"><text:span text:style-name="T4"/></text:p>
      <text:p text:style-name="P3"><text:span text:style-name="T5">Compression:</text:span></text:p>
      <text:p text:style-name="P3"><text:span text:style-name="T5"/></text:p>
      <text:p text:style-name="Standard"><text:span text:style-name="T3"><text:tab/><text:tab/></text:span><text:span text:style-name="T4">Although ostensibly the purpose of the exercise, compression was the e1) YAFFS uses less run-time RAM to hold its state, so YAFFS scales better than JFFS2. There are quite a few systems using large NAND arrays (the largest partitions I know of are around the 6Gbyte mark).<text:line-break/><text:line-break/></text:span><text:soft-page-break/><text:span text:style-name="T4">2) YAFFS garbage collection is simpler and faster, typically making for better performance under hard writing.<text:line-break/><text:line-break/>3) YAFFS uses a whole page per file for headers, and does not provide compression. This means that JFFS2 is probably a better fit to small partitions. The flip side is that a lot of data (eg. MP3) does not compress very well, and enabling compression really hurts performance.<text:line-break/><text:line-break/>4) While YAFFS has been used on NOR, it does not fit very well (because YAFFS does not use erase suspend). Thus if you're using smaller NAND partitions and using JFFS2 on NOR, then a JFFS2-only solution is very appealing.<text:line-break/><text:line-break/>All the above can generally boil down to: If you're using less than about 64MB the pain vs gain might play in favour of JFFS2. As you increase partition size, YAFFS makes more and more sense</text:span><text:span text:style-name="T4">asy part. Some useful and quick compression algorithms were implemented, followed by the import of yet another copy of zlib.c into the kernel tree. In order to facilitate quick decompression, data are</text:span></text:p>
      <text:p text:style-name="P3"><text:span text:style-name="T4">compressed in chunks no larger than the hardware</text:span></text:p>
      <text:p text:style-name="P3"><text:span text:style-name="T4">page size.</text:span></text:p>
      <text:p text:style-name="Standard"><text:span text:style-name="T4"/></text:p>
      <text:p text:style-name="P3"><text:span text:style-name="T5">YAFFS2:</text:span></text:p>
      <text:p text:style-name="P3"><text:span text:style-name="T5"/></text:p>
      <text:p text:style-name="Standard"><text:span text:style-name="T3"><text:tab/></text:span><text:span text:style-name="T5">Although both are called "Flash", NOR and NAND flash have very different properties. Thus, a flash file system that works with NOR incorporates various mechanisms that are not required for NAND, and NAND needs extra mechanisms not required for NOR. Thus arises Yet Another Flash File System (YAFFS2).</text:span></text:p>
      <text:p text:style-name="Standard"><text:span text:style-name="T5"/></text:p>
      <text:p text:style-name="P3"><text:span text:style-name="T5">Features:</text:span></text:p>
      <text:p text:style-name="P3"><text:span text:style-name="T5"/></text:p>
      <text:p text:style-name="Standard"><text:span text:style-name="T3"><text:tab/></text:span><text:span text:style-name="T5">YAFFS is useful for NAND and NOR Flash </text:span></text:p>
      <text:p text:style-name="Standard"><text:span text:style-name="T5"><text:tab/> <text:s text:c="4"/>* It provides Wear Levelling </text:span></text:p>
      <text:list xml:id="list2016226391" text:style-name="L4">
        <text:list-header>
          <text:p text:style-name="P8"><text:span text:style-name="T5">* It boots quickly </text:span></text:p>
        </text:list-header>
      </text:list>
      <text:list xml:id="list223692999" text:style-name="L5">
        <text:list-header>
          <text:p text:style-name="P9"><text:span text:style-name="T5">* Error Correction makes it robust under power failure </text:span></text:p>
        </text:list-header>
      </text:list>
      <text:list xml:id="list1208461854" text:style-name="L6">
        <text:list-header>
          <text:p text:style-name="P10"><text:span text:style-name="T5">* The RAM footprint is small </text:span></text:p>
        </text:list-header>
      </text:list>
      <text:list xml:id="list349087395" text:style-name="L7">
        <text:list-header>
          <text:p text:style-name="P11"><text:soft-page-break/><text:span text:style-name="T5">* It now handles larger page sizes of 2KB </text:span></text:p>
        </text:list-header>
      </text:list>
      <text:list xml:id="list668822691" text:style-name="L8">
        <text:list-header>
          <text:p text:style-name="P12"><text:span text:style-name="T5">* MLC NAND handling is under way </text:span></text:p>
          <text:p text:style-name="P13">* It has ongoing development</text:p>
        </text:list-header>
      </text:list>
      <text:p text:style-name="P6"/>
      <text:p text:style-name="P7">Comparison b/w 2 File System:</text:p>
      <text:p text:style-name="P6"><text:tab/><text:tab/><text:tab/>Garbage collection performance is largely determined by the erasure time. NOR erases very slowly and thus an effective NOR garbage collection strategy is relatively complex and limits the design options. In comparison NAND erases very quickly; thus these limitations don't apply.</text:p>
      <text:p text:style-name="P6"><text:s text:c="24"/>Another major difference is that NAND is shipped with marked bad blocks on the device, while NOR chips are shipped defect free. Thus, one expects to encounter some failures in NAND and should design accordingly.</text:p>
      <text:p text:style-name="P6"><text:s text:c="23"/>This lead me to believe that it would be worth designing a file system specifically for NAND flash, exploiting the features of NAND to simplify the design and catering to NAND specific limitations directly, rather than trying to "bend" NAND to work with an existing file system architecture, or vice versa.</text:p>
      <text:p text:style-name="P6"/>
      <text:p text:style-name="P6"><text:tab/>*YAFFS uses less run-time RAM to hold its state, so YAFFS scales better than JFFS2. There are quite a few systems using large NAND arrays (the largest partitions I know of are around the 6Gbyte mark).<text:line-break/><text:line-break/><text:tab/>*YAFFS garbage collection is simpler and faster, typically making for better performance under hard writing.<text:line-break/><text:line-break/><text:tab/>*YAFFS uses a whole page per file for headers, and does not provide compression. This means that JFFS2 is probably a better fit to small partitions. The flip side is that a lot of data (eg. MP3) does not compress very well, and enabling compression really hurts performance.<text:line-break/><text:line-break/><text:tab/>*While YAFFS has been used on NOR, it does not fit very well (because YAFFS does not use erase suspend). Thus if you're using smaller NAND partitions and using JFFS2 on NOR, then a JFFS2-only solution is <text:soft-page-break/>very appealing.<text:line-break/><text:line-break/>All the above can generally boil down to: If you're using less than about 64MB the pain vs gain might play in favour of JFFS2. As you increase partition size, YAFFS makes more and more sense</text:p>
      <text:p text:style-name="P6"/>
      <text:p text:style-name="P3"><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8-13T17:53:50</meta:creation-date>
    <dc:date>2010-08-13T18:46:02</dc:date>
    <meta:editing-duration>PT00H52M16S</meta:editing-duration>
    <meta:editing-cycles>25</meta:editing-cycles>
    <meta:generator>OpenOffice.org/3.0$Linux OpenOffice.org_project/300m15$Build-9379</meta:generator>
    <meta:document-statistic meta:table-count="0" meta:image-count="0" meta:object-count="0" meta:page-count="5" meta:paragraph-count="57" meta:word-count="1050" meta:character-count="6314"/>
  </office:meta>
</office:document-meta>
</file>